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8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VBA Excel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08T18:46:20Z</meta:creation-date>
    <dc:date>2024-01-08T18:46:20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8 janeiro 2024</meta:user-defined>
    <meta:user-defined meta:name="output" meta:value-type="string"/>
    <meta:user-defined meta:name="subtitle" meta:value-type="string">Estudo dirigido de Macro e VBA</meta:user-defined>
  </office:meta>
</office:document-meta>
</file>